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ext_20_body">
      <style:text-properties officeooo:paragraph-rsid="003e3d87"/>
    </style:style>
    <style:style style:name="P4" style:family="paragraph" style:parent-style-name="Text_20_body">
      <style:text-properties officeooo:rsid="0040c152" officeooo:paragraph-rsid="0040c152"/>
    </style:style>
    <style:style style:name="P5" style:family="paragraph" style:parent-style-name="Text_20_body">
      <style:text-properties officeooo:rsid="0041c537" officeooo:paragraph-rsid="0041c537"/>
    </style:style>
    <style:style style:name="P6" style:family="paragraph" style:parent-style-name="Text_20_body">
      <style:text-properties officeooo:rsid="00439703" officeooo:paragraph-rsid="00439703"/>
    </style:style>
    <style:style style:name="P7" style:family="paragraph" style:parent-style-name="Text_20_body">
      <style:text-properties fo:font-style="italic" officeooo:rsid="00439703" officeooo:paragraph-rsid="00439703" style:font-style-asian="italic" style:font-style-complex="italic"/>
    </style:style>
    <style:style style:name="P8" style:family="paragraph" style:parent-style-name="Text_20_body">
      <style:text-properties fo:font-style="italic" fo:font-weight="bold" officeooo:rsid="00439703" officeooo:paragraph-rsid="00439703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weight="bold" officeooo:rsid="004699e9" officeooo:paragraph-rsid="004699e9" style:font-weight-asian="bold" style:font-weight-complex="bold"/>
    </style:style>
    <style:style style:name="P10" style:family="paragraph" style:parent-style-name="Text_20_body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11" style:family="paragraph" style:parent-style-name="Citação">
      <style:text-properties fo:background-color="#ffff00"/>
    </style:style>
    <style:style style:name="P1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text-properties officeooo:rsid="004e4f71" officeooo:paragraph-rsid="004e4f71"/>
    </style:style>
    <style:style style:name="P15" style:family="paragraph" style:parent-style-name="Heading_20_1">
      <style:paragraph-properties fo:break-before="page"/>
      <style:text-properties fo:text-transform="uppercase" style:font-name="Arial" fo:font-size="12pt" fo:language="pt" fo:country="BR" fo:font-weight="bold" officeooo:rsid="004a1294" officeooo:paragraph-rsid="004a1294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6" style:family="paragraph" style:parent-style-name="Heading_20_1">
      <style:paragraph-properties fo:break-before="page"/>
      <style:text-properties officeooo:rsid="004bfa4c" officeooo:paragraph-rsid="004bfa4c"/>
    </style:style>
    <style:style style:name="P17" style:family="paragraph" style:parent-style-name="Heading_20_2">
      <style:text-properties officeooo:paragraph-rsid="004d3888"/>
    </style:style>
    <style:style style:name="P18" style:family="paragraph" style:parent-style-name="Heading_20_2">
      <style:text-properties officeooo:rsid="004e4f71" officeooo:paragraph-rsid="004e4f71"/>
    </style:style>
    <style:style style:name="P19" style:family="paragraph" style:parent-style-name="Text_20_body">
      <style:text-properties fo:font-style="normal" fo:font-weight="normal" officeooo:rsid="00439703" officeooo:paragraph-rsid="00439703" style:font-style-asian="normal" style:font-weight-asian="normal" style:font-style-complex="normal" style:font-weight-complex="normal"/>
    </style:style>
    <style:style style:name="P20" style:family="paragraph" style:parent-style-name="Text_20_body" style:list-style-name="L1">
      <style:text-properties fo:font-style="normal" fo:font-weight="normal" officeooo:rsid="00439703" officeooo:paragraph-rsid="00439703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22" style:family="paragraph" style:parent-style-name="Text_20_body" style:list-style-name="L2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23" style:family="paragraph" style:parent-style-name="Text_20_body" style:list-style-name="L3">
      <style:text-properties fo:font-style="normal" fo:font-weight="normal" officeooo:rsid="00449359" officeooo:paragraph-rsid="00449359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44ecaa" officeooo:paragraph-rsid="0044ecaa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4699e9" officeooo:paragraph-rsid="004699e9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4699e9" officeooo:paragraph-rsid="0044ecaa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47ec14" officeooo:paragraph-rsid="0047ec14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bold" officeooo:rsid="0044ecaa" officeooo:paragraph-rsid="0044ecaa" style:font-style-asian="normal" style:font-weight-asian="bold" style:font-style-complex="normal" style:font-weight-complex="bold"/>
    </style:style>
    <style:style style:name="P29" style:family="paragraph" style:parent-style-name="Text_20_body" style:list-style-name="L4">
      <style:text-properties fo:font-style="normal" officeooo:rsid="004d3888" officeooo:paragraph-rsid="004d3888" fo:background-color="transparent" style:font-style-asian="normal" style:font-style-complex="normal"/>
    </style:style>
    <style:style style:name="P30" style:family="paragraph" style:parent-style-name="Text_20_body" style:list-style-name="L4">
      <style:text-properties fo:font-style="normal" officeooo:paragraph-rsid="004d3888" style:font-style-asian="normal" style:font-style-complex="normal"/>
    </style:style>
    <style:style style:name="P31" style:family="paragraph" style:parent-style-name="Text_20_body">
      <style:text-properties fo:font-style="italic" fo:font-weight="normal" officeooo:rsid="0044ecaa" officeooo:paragraph-rsid="0044ecaa" style:font-style-asian="italic" style:font-weight-asian="normal" style:font-style-complex="italic" style:font-weight-complex="normal"/>
    </style:style>
    <style:style style:name="P32" style:family="paragraph" style:parent-style-name="Text_20_body">
      <style:text-properties fo:font-style="italic" officeooo:rsid="004d3888" officeooo:paragraph-rsid="004d3888" style:font-style-asian="italic" style:font-style-complex="italic"/>
    </style:style>
    <style:style style:name="P33" style:family="paragraph" style:parent-style-name="Text_20_body">
      <style:text-properties fo:font-style="italic" officeooo:paragraph-rsid="004d3888" fo:background-color="#ffff00" style:font-style-asian="italic" style:font-style-complex="italic"/>
    </style:style>
    <style:style style:name="P34" style:family="paragraph" style:parent-style-name="Text_20_body">
      <style:text-properties fo:font-style="italic" officeooo:rsid="004d3888" officeooo:paragraph-rsid="004d3888" fo:background-color="transparent" style:font-style-asian="italic" style:font-style-complex="italic"/>
    </style:style>
    <style:style style:name="P35" style:family="paragraph" style:parent-style-name="Text_20_body">
      <style:text-properties officeooo:rsid="0040c152" officeooo:paragraph-rsid="0040c152"/>
    </style:style>
    <style:style style:name="P36" style:family="paragraph" style:parent-style-name="Text_20_body" style:list-style-name="">
      <style:text-properties officeooo:rsid="003e3d87" officeooo:paragraph-rsid="003e3d87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Text_20_body">
      <style:text-properties officeooo:rsid="004bfa4c" officeooo:paragraph-rsid="004bfa4c"/>
    </style:style>
    <style:style style:name="P40" style:family="paragraph" style:parent-style-name="Text_20_body">
      <style:text-properties officeooo:paragraph-rsid="004bfa4c"/>
    </style:style>
    <style:style style:name="P41" style:family="paragraph" style:parent-style-name="Text_20_body">
      <style:text-properties officeooo:rsid="004cd517" officeooo:paragraph-rsid="004cd517"/>
    </style:style>
    <style:style style:name="P42" style:family="paragraph" style:parent-style-name="Text_20_body">
      <style:text-properties officeooo:rsid="004cd517" officeooo:paragraph-rsid="004d3888"/>
    </style:style>
    <style:style style:name="P43" style:family="paragraph" style:parent-style-name="Text_20_body">
      <style:text-properties officeooo:paragraph-rsid="004d3888"/>
    </style:style>
    <style:style style:name="P44" style:family="paragraph" style:parent-style-name="Text_20_body">
      <style:text-properties officeooo:rsid="004d3888" officeooo:paragraph-rsid="004d3888"/>
    </style:style>
    <style:style style:name="P45" style:family="paragraph" style:parent-style-name="Text_20_body">
      <style:text-properties officeooo:rsid="004e4f71" officeooo:paragraph-rsid="004e4f71"/>
    </style:style>
    <style:style style:name="P46" style:family="paragraph" style:parent-style-name="Text_20_body">
      <style:text-properties officeooo:paragraph-rsid="004e4f71"/>
    </style:style>
    <style:style style:name="P47" style:family="paragraph" style:parent-style-name="Text_20_body">
      <style:text-properties officeooo:rsid="004f614b" officeooo:paragraph-rsid="00507a97"/>
    </style:style>
    <style:style style:name="P48" style:family="paragraph" style:parent-style-name="Text_20_body">
      <style:paragraph-properties fo:break-before="page"/>
      <style:text-properties fo:font-style="normal" fo:font-weight="normal" officeooo:rsid="00439703" officeooo:paragraph-rsid="00439703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4bfa4c"/>
    </style:style>
    <style:style style:name="T5" style:family="text">
      <style:text-properties style:font-name="Arial" fo:language="pt" fo:country="BR"/>
    </style:style>
    <style:style style:name="T6" style:family="text">
      <style:text-properties style:font-name="Arial" fo:language="pt" fo:country="BR" officeooo:rsid="004cd517"/>
    </style:style>
    <style:style style:name="T7" style:family="text">
      <style:text-properties style:font-name="Arial" fo:language="pt" fo:country="BR" fo:font-style="italic" officeooo:rsid="004cd517" style:font-style-asian="italic" style:font-style-complex="italic"/>
    </style:style>
    <style:style style:name="T8" style:family="text">
      <style:text-properties style:font-name="Arial" fo:language="pt" fo:country="BR" fo:font-style="italic" officeooo:rsid="004d3888" fo:background-color="transparent" loext:char-shading-value="0" style:font-style-asian="italic" style:font-style-complex="italic"/>
    </style:style>
    <style:style style:name="T9" style:family="text">
      <style:text-properties style:font-name="Arial" fo:language="pt" fo:country="BR" fo:font-style="italic" fo:background-color="transparent" loext:char-shading-value="0" style:font-style-asian="italic" style:font-style-complex="italic"/>
    </style:style>
    <style:style style:name="T10" style:family="text">
      <style:text-properties style:font-name="Arial" fo:language="pt" fo:country="BR" officeooo:rsid="004d3888"/>
    </style:style>
    <style:style style:name="T11" style:family="text">
      <style:text-properties style:font-name="Arial" fo:language="pt" fo:country="BR" fo:font-weight="bold" style:font-weight-asian="bold" style:font-weight-complex="bold"/>
    </style:style>
    <style:style style:name="T12" style:family="text">
      <style:text-properties style:font-name="Arial" fo:language="pt" fo:country="BR" officeooo:rsid="004d3888" fo:background-color="transparent" loext:char-shading-value="0"/>
    </style:style>
    <style:style style:name="T13" style:family="text">
      <style:text-properties style:font-name="Arial" fo:language="pt" fo:country="BR" fo:background-color="transparent" loext:char-shading-value="0"/>
    </style:style>
    <style:style style:name="T14" style:family="text">
      <style:text-properties officeooo:rsid="004d3888"/>
    </style:style>
    <style:style style:name="T15" style:family="text">
      <style:text-properties officeooo:rsid="004e4f71"/>
    </style:style>
    <style:style style:name="T16" style:family="text">
      <style:text-properties officeooo:rsid="004f614b"/>
    </style:style>
    <style:style style:name="T17" style:family="text">
      <style:text-properties officeooo:rsid="00507a97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bookmark-start text:name="__RefHeading___Toc566_4280733883"/>JEDIEL DA ROSA RIBEIRO<text:bookmark-end text:name="__RefHeading___Toc566_428073388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8"><text:bookmark-start text:name="__RefHeading___Toc568_4280733883"/>ANOTAÇÕES<text:bookmark-end text:name="__RefHeading___Toc568_4280733883"/></text:p>
      <text:p text:style-name="P38"><text:bookmark-start text:name="__RefHeading___Toc570_4280733883"/>TEOLOGIA PRÁTICA<text:bookmark-end text:name="__RefHeading___Toc570_4280733883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bookmark-start text:name="__RefHeading___Toc572_4280733883"/>GASPAR/SC<text:bookmark-end text:name="__RefHeading___Toc572_4280733883"/></text:p>
      <text:p text:style-name="P37"><text:bookmark-start text:name="__RefHeading___Toc574_4280733883"/>OUTUBRO DE 2021<text:bookmark-end text:name="__RefHeading___Toc574_4280733883"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Índice</text:p>
          </text:index-title>
          <text:p text:style-name="P12"><text:a xlink:type="simple" xlink:href="#__RefHeading___Toc566_4280733883" text:style-name="Index_20_Link" text:visited-style-name="Index_20_Link">JEDIEL DA ROSA RIBEIRO<text:tab/>1</text:a></text:p>
          <text:p text:style-name="P12"><text:a xlink:type="simple" xlink:href="#__RefHeading___Toc568_4280733883" text:style-name="Index_20_Link" text:visited-style-name="Index_20_Link">ANOTAÇÕES<text:tab/>1</text:a></text:p>
          <text:p text:style-name="P12"><text:a xlink:type="simple" xlink:href="#__RefHeading___Toc570_4280733883" text:style-name="Index_20_Link" text:visited-style-name="Index_20_Link">TEOLOGIA PRÁTICA<text:tab/>1</text:a></text:p>
          <text:p text:style-name="P12"><text:a xlink:type="simple" xlink:href="#__RefHeading___Toc572_4280733883" text:style-name="Index_20_Link" text:visited-style-name="Index_20_Link">GASPAR/SC<text:tab/>1</text:a></text:p>
          <text:p text:style-name="P12"><text:a xlink:type="simple" xlink:href="#__RefHeading___Toc574_4280733883" text:style-name="Index_20_Link" text:visited-style-name="Index_20_Link">OUTUBRO DE 2021<text:tab/>1</text:a></text:p>
          <text:p text:style-name="P12"><text:a xlink:type="simple" xlink:href="#__RefHeading___Toc549_4280733883" text:style-name="Index_20_Link" text:visited-style-name="Index_20_Link">Aula 1 – Introdução<text:tab/>3</text:a></text:p>
        </text:index-body>
      </text:table-of-content>
      <text:h text:style-name="P36" text:outline-level="1"/>
      <text:list xml:id="list2822634050" text:style-name="Outline">
        <text:list-item>
          <text:h text:style-name="P15" text:outline-level="1"><text:bookmark-start text:name="__RefHeading___Toc549_4280733883"/>Aula 1 – Introdução<text:bookmark-end text:name="__RefHeading___Toc549_4280733883"/></text:h>
        </text:list-item>
      </text:list>
      <text:p text:style-name="P3"/>
      <text:p text:style-name="P4">O que é a Teologia prática</text:p>
      <text:p text:style-name="P4">→ Cobrir o currículo da disciplina Missão Integral. Vidas, não apenas almas.</text:p>
      <text:p text:style-name="P4">→ René Padilha e René Kivitz</text:p>
      <text:p text:style-name="P4">Evangelho não é só assistencialismo!</text:p>
      <text:p text:style-name="P5"/>
      <text:p text:style-name="P5"><text:span text:style-name="T1">“</text:span><text:span text:style-name="T3">Cuidar do ser como um todo, mas olha para o mundo e o contexto</text:span>.”</text:p>
      <text:p text:style-name="P5"/>
      <text:p text:style-name="P6"><text:tab/>A teologia prática é a reflexão autocrítica e projeção da Igreja em termos de como ela se entende, manifesta, ordena e integra a vida contemporânea da congregação de adoração, solidariedade e serviço no contexto local do povo de Deus.</text:p>
      <text:p text:style-name="P6"/>
      <text:p text:style-name="P7">Como traduzir “uma benção” para o vizinho?</text:p>
      <text:p text:style-name="P7">O que o evangelho faz como um agente de transformação.</text:p>
      <text:p text:style-name="P6"/>
      <text:p text:style-name="P8">The jump of the cat<text:span text:style-name="T2">.</text:span></text:p>
      <text:p text:style-name="P19"/>
      <text:list xml:id="list213606203667331" text:continue-numbering="true" text:style-name="Outline">
        <text:list-item>
          <text:list>
            <text:list-item>
              <text:h text:style-name="Heading_20_2" text:outline-level="2"><text:span text:style-name="T2">O que </text:span><text:span text:style-name="T1">não é</text:span><text:span text:style-name="T2"> a Teologia Prática</text:span></text:h>
            </text:list-item>
          </text:list>
        </text:list-item>
      </text:list>
      <text:list xml:id="list976544504" text:style-name="L1">
        <text:list-item>
          <text:p text:style-name="P20">Missão integral</text:p>
        </text:list-item>
        <text:list-item>
          <text:p text:style-name="P20">Espiritualidade prática</text:p>
        </text:list-item>
        <text:list-item>
          <text:p text:style-name="P20">Sistemática aplicada</text:p>
        </text:list-item>
      </text:list>
      <text:p text:style-name="P19"/>
      <text:p text:style-name="P48">No “cisma” da igreja, a igreja ficou na direita e a esquerda ficou com as humanas.</text:p>
      <text:p text:style-name="P19"/>
      <text:p text:style-name="P10">Corpus Cristh</text:p>
      <text:list xml:id="list1313096513" text:style-name="L2">
        <text:list-item>
          <text:p text:style-name="P22">Historicidade e fenomenologia</text:p>
        </text:list-item>
        <text:list-item>
          <text:p text:style-name="P22">A mente de Cristo, para Igreja</text:p>
        </text:list-item>
        <text:list-item>
          <text:p text:style-name="P22">O que Cristo pensa no Séx XXI?</text:p>
        </text:list-item>
      </text:list>
      <text:p text:style-name="P10"/>
      <text:p text:style-name="P10">A Teologia prática: É a leitura emergente fenomenológica da ação da igreja na cidade.</text:p>
      <text:p text:style-name="P10"/>
      <text:list xml:id="list213607452999174" text:continue-list="list213606203667331" text:style-name="Outline">
        <text:list-item>
          <text:list>
            <text:list-item>
              <text:h text:style-name="Heading_20_2" text:outline-level="2">Como surgiu a teologia prática</text:h>
            </text:list-item>
          </text:list>
        </text:list-item>
      </text:list>
      <text:p text:style-name="P10">→ Surgiu com a igreja, poderíamos dizer em termos natalinos: Como umand personalidade da igreja. (Apocalipse 13:8)</text:p>
      <text:p text:style-name="P10"/>
      <text:list xml:id="list213606476892862" text:continue-numbering="true" text:style-name="Outline">
        <text:list-item>
          <text:list>
            <text:list-item>
              <text:h text:style-name="Heading_20_2" text:outline-level="2">Fenomenologicamente</text:h>
            </text:list-item>
          </text:list>
        </text:list-item>
      </text:list>
      <text:p text:style-name="P10">A teologia prṕatica nasce por necessidade do aadvento conhecido como iluminismo (1715-1789)</text:p>
      <text:p text:style-name="P10">Após o período patrístico e escolástico, com muitas correntes e ideologias séticas a respeito da teologia, induziram uma ação da igreja que chamamos de teologia prática.</text:p>
      <text:p text:style-name="P10"/>
      <text:list xml:id="list213605810045671" text:continue-numbering="true" text:style-name="Outline">
        <text:list-item>
          <text:list>
            <text:list-item>
              <text:h text:style-name="Heading_20_2" text:outline-level="2">Iluminismo</text:h>
            </text:list-item>
          </text:list>
        </text:list-item>
      </text:list>
      <text:p text:style-name="P10">Foi um movimento intelectual que surgiu durante o século XVIII na Europa, que defendia o uso da razão (luz) contra o antigo regime (trevas) e pregava maior liberdade econômica e política</text:p>
      <text:p text:style-name="P10"><text:soft-page-break/>As críticas do movimento ao Antigo Regime eram em vários aspectos como:</text:p>
      <text:list xml:id="list3990852032" text:style-name="L3">
        <text:list-item>
          <text:p text:style-name="P23">Mercantilismo</text:p>
        </text:list-item>
        <text:list-item>
          <text:p text:style-name="P23">Absolutirmo monárquico</text:p>
        </text:list-item>
        <text:list-item>
          <text:p text:style-name="P23">Poder da igreja e as verdades reveladas pela fé</text:p>
        </text:list-item>
        <text:list-item>
          <text:p text:style-name="P23">Com base nos três pontos acima, podemos afirmar que o iluminismo defendia:</text:p>
        </text:list-item>
        <text:list-item>
          <text:p text:style-name="P23">a liberdade econômica, ou seja, sem a intervenção do estado na economia</text:p>
        </text:list-item>
        <text:list-item>
          <text:p text:style-name="P23">O antropocentrismo, ou seja, o avanço da ciência e da razão</text:p>
        </text:list-item>
        <text:list-item>
          <text:p text:style-name="P23">O predomínio da burguesia e seus ideais</text:p>
        </text:list-item>
      </text:list>
      <text:p text:style-name="P10"/>
      <text:p text:style-name="P28">NO PAIN NO GAIN!</text:p>
      <text:p text:style-name="P24">→ Muitas respostas surgiram por uma necessidade</text:p>
      <text:p text:style-name="P24">→ Se você tem problema você tme “oportunidade” (ok)</text:p>
      <text:p text:style-name="P24"/>
      <text:p text:style-name="P24">O iluminismo foi o movimento histórico que teclou um F5 na teologia!</text:p>
      <text:p text:style-name="P24">Além da sistemática, pensou-se apologética, teologia bíblica de missão, eclesiologia.</text:p>
      <text:p text:style-name="P24"/>
      <text:p text:style-name="P24">A teologia prática é mais que a teologia moral. Não é “sistematicamente articulada superstição que é prática”</text:p>
      <text:p text:style-name="P24"/>
      <text:p text:style-name="P24">Prática → Práxis → Ação e reflexão.</text:p>
      <text:p text:style-name="P31">Como Blumenau lê a ADBlu? → Deve ser a “bíblia” que o mundo lê.</text:p>
      <text:p text:style-name="P24"/>
      <text:p text:style-name="P24"/>
      <text:p text:style-name="P24"><text:soft-page-break/>Nesse sentido, a teologia prática é a interpretação da mensagem cristã em ação ou a reflexão crítica sobre a mensagem. Históricamente, isso foi limitado ao trabalho do pastor ou à ação pastoral. Como já notado, a teologia prática denominada teologia pastoral.</text:p>
      <text:p text:style-name="P24">Entretanto, a ação pastoral não se refere apenas ao trabalho do pastor. A ação pastoral é crescentemente compreendida como a ação da comunidade da igreja ou os atos dos crentes. Nessa luz, a teologia prática é a interpretação da mensagem cristã na ação da comunidade da igreja.</text:p>
      <text:p text:style-name="P24"/>
      <text:list xml:id="list213606423125143" text:continue-list="list213605810045671" text:style-name="Outline">
        <text:list-item>
          <text:list>
            <text:list-item>
              <text:h text:style-name="Heading_20_2" text:outline-level="2">Pastorcentrismo *</text:h>
            </text:list-item>
          </text:list>
        </text:list-item>
      </text:list>
      <text:p text:style-name="P24">Tudo centralizado. Pessoas com tarefas bem definidas, quase como funcionários de um sistema. E não apenas um corpo vivo.</text:p>
      <text:p text:style-name="P26"/>
      <text:p text:style-name="P25">Há um problema com a palavra “ação”. Quando limitamos a teologia prática à “interpretação da mensagem Cristã na ação da comunidade da igreja”, limitamos também nossa reflexão sobre o “fazer” em contraste com o “ser”. Isso resulta um retorno …. ao estudo.</text:p>
      <text:p text:style-name="P25"/>
      <text:p text:style-name="P25">A igreja é mais que sua ação. A comunidade da igreja, ou a vida da solidariedade da igreja, pe a koinonina. Nesse sentido, o objeto da teologia prática não é exclusivamente a ação da igreja.</text:p>
      <text:p text:style-name="P25"/>
      <text:p text:style-name="P25">A vida da comunidade da igreja pode, num certo sentido, começar com a experiência, ou o contexto do divino, mas isso acontece na cosmovisão de um mundo secular. A igreja existe em relação a Deus e ao mundo. O ministério da Igreja é influenciado, ou condicionado, por contextos culturais.</text:p>
      <text:p text:style-name="P25"/>
      <text:list xml:id="list213607473346593" text:continue-numbering="true" text:style-name="Outline">
        <text:list-item>
          <text:list>
            <text:list-item>
              <text:h text:style-name="Heading_20_2" text:outline-level="2"><text:soft-page-break/>Qual é o objeto da Teologia prática?</text:h>
            </text:list-item>
          </text:list>
        </text:list-item>
      </text:list>
      <text:p text:style-name="P9"><text:span text:style-name="T1"><text:tab/>A ideia central é que a igreja não está isolada.</text:span><text:span text:style-name="T2"> Por isso uma das tarefas fundamentais da teologia prática é trazer o elemento da teologia prática é trazer o elemento da revelação, o divino, para diálogo com os desafios presentes em contextos culturais diferentes.</text:span></text:p>
      <text:p text:style-name="P25">A teologia prática tem que reconhecer a tensão que existe entre o contexto divino e os contextos vividos.</text:p>
      <text:p text:style-name="P25"/>
      <text:p text:style-name="P25">A igreja precisa ser a resposta para a CPI da Covid. Reagir e ser resposta. Eu estou aqui e eu sou Reino de Deus. O Reino de Deus não é favorável à isso, mas é favoravel àquilo.</text:p>
      <text:p text:style-name="P25"/>
      <text:p text:style-name="P27">Falta a presença da igreja.</text:p>
      <text:list xml:id="list213607636396494" text:continue-numbering="true" text:style-name="Outline">
        <text:list-item>
          <text:h text:style-name="P16" text:outline-level="1">Aula 2 – Continuação</text:h>
        </text:list-item>
      </text:list>
      <text:p text:style-name="P40"><text:tab/><text:span text:style-name="T4">A igreja ADBlu perdendo timing de uma rede de TV.</text:span></text:p>
      <text:p text:style-name="P41"/>
      <text:p text:style-name="P39">Neste momento, vale levantar uma série de perguntas:</text:p>
      <text:p text:style-name="P39">Por que prestar tanta atenção nos contextos culturais?</text:p>
      <text:p text:style-name="P39"/>
      <text:p text:style-name="P39"><text:tab/>Por que não proclamar sem outras preocupações o Evangelho? Temos nossos textos e tradições sagradas. Temos nossas convicções e credos fundamentais. A missão da Igreja é proclamar o Evangelho.</text:p>
      <text:p text:style-name="P39">Por que não gastar mais tempo com o divino do que com a cultural?</text:p>
      <text:p text:style-name="P39"><text:tab/>Por que não gostar mais tempo proclamando o absoluto do que prestar atenção ao relativo? Outro modo de levantar essas perguntas é: "Por que não separar o sagrado do profano?”.</text:p>
      <text:p text:style-name="P39"/>
      <text:p text:style-name="P11">Pensamento:</text:p>
      <text:p text:style-name="Citação"><text:span text:style-name="T4"><text:tab/></text:span><text:span text:style-name="T7">A pergunta da Sara fez com que eu pensasse se de fato os Cristãos acreditam no que pregam. Será que a Bíblia prega a verdade e nós vivemos essa verdade? E se nós nos dizêmos viver essa verdade, não devemos acreditar que isso significa alguma coisa? Será que não vamos influenciar, mesmo sendo imparciais?</text:span></text:p>
      <text:p text:style-name="P40"><text:span text:style-name="T6"/></text:p>
      <text:p text:style-name="P41"><text:span text:style-name="T5">Podemos responder essa pergunta com base no pensamento de Gadamer (1989); todo o conhecimento humano acontece em diálogo. Não podemos separar o sagrado do profano. Não podemos separar o Cristo da cultura.</text:span></text:p>
      <text:p text:style-name="P41"><text:span text:style-name="T5"/></text:p>
      <text:list xml:id="list213607891660283" text:continue-numbering="true" text:style-name="Outline">
        <text:list-item>
          <text:list>
            <text:list-item>
              <text:h text:style-name="Heading_20_2" text:outline-level="2">Teologia prática como Disciplina</text:h>
            </text:list-item>
          </text:list>
        </text:list-item>
      </text:list>
      <text:p text:style-name="P41"><text:tab/>Estamos na Alemanha no século 19, ateologia tem assento na alta esfera das universidades estatais; Após o iluminismo a teologia esforçasse para atestar legitimidade entre as ciências e surge a necessidade de se criar uma disciplina <text:soft-page-break/>teológica capaz de estabelecer uma relação adequada entre a teologia acadêica e a prática da fé.</text:p>
      <text:p text:style-name="P41"/>
      <text:p text:style-name="P42">Com o surgimento do iluminismo houve uma necessidade de haver a diferença entre <text:span text:style-name="T14">a teologia e a prática de fé</text:span></text:p>
      <text:p text:style-name="P42"/>
      <text:list xml:id="list213607234915373" text:continue-numbering="true" text:style-name="Outline">
        <text:list-item>
          <text:list>
            <text:list-item>
              <text:h text:style-name="P17" text:outline-level="2"><text:span text:style-name="T14">Friedrich Schleiermacher</text:span></text:h>
            </text:list-item>
          </text:list>
        </text:list-item>
      </text:list>
      <text:p text:style-name="P43"><text:tab/><text:span text:style-name="T14">Pai da Teologia Prática, a quem Karl Barth considera um dos maiores, senão o maior teólogo do século 19.</text:span></text:p>
      <text:p text:style-name="P43"><text:tab/><text:span text:style-name="T14">Incumbido de implantar a nova disciplina na Faculdade de Berlim em 1810.</text:span></text:p>
      <text:p text:style-name="P43">“<text:span text:style-name="T14">A teologia que tem Jesus Cristo como fundamento precisa necessariamente ser prática pois ela resulta do seguimento da Cruz.”</text:span></text:p>
      <text:p text:style-name="P33"><text:span text:style-name="T14">NEKO NO </text:span><text:span text:style-name="T10">HANERU</text:span></text:p>
      <text:p text:style-name="P34"><text:span text:style-name="T5"/></text:p>
      <text:p text:style-name="P43"><text:span text:style-name="T8">Para Schleiermacher a Teologia se afastou da prática desviando da vocação, a saber de ser teologia prática, por ter se afastado da base da igreja e passou a frequentar os círculos edutiros da universidade. A Teologia Prática surgiu para corrigir essa distorção.</text:span></text:p>
      <text:p text:style-name="P43"><text:span text:style-name="T8"/></text:p>
      <text:p text:style-name="P44"><text:span text:style-name="T9">Schleiermacher reconhecia a Teologia Prática como a “Coroa da Teologia” e em uma ilustração apontou:</text:span></text:p>
      <text:p text:style-name="P32"><text:span text:style-name="T13">“A teologia prática é como as folhas de uma árvore, que oxigena o tronco quando este ameaça secar (teologia sistemática)”.</text:span></text:p>
      <text:p text:style-name="P44"><text:span text:style-name="T9"/></text:p>
      <text:p text:style-name="P44"><text:span text:style-name="T9"/></text:p>
      <text:list xml:id="list213607047732761" text:continue-numbering="true" text:style-name="Outline">
        <text:list-item>
          <text:list>
            <text:list-item>
              <text:h text:style-name="Heading_20_2" text:outline-level="2"><text:soft-page-break/>Teologia da libertação / Teologia prática</text:h>
            </text:list-item>
          </text:list>
        </text:list-item>
      </text:list>
      <text:list xml:id="list237042009" text:style-name="L4">
        <text:list-item>
          <text:p text:style-name="P29"><text:span text:style-name="T5">Por que rompeu com a sua inocência social histórica</text:span></text:p>
        </text:list-item>
        <text:list-item>
          <text:p text:style-name="P29"><text:span text:style-name="T5">Tirou a inocência do </text:span><text:span text:style-name="T11">monocentrismo </text:span><text:span text:style-name="T5">cultural</text:span></text:p>
        </text:list-item>
        <text:list-item>
          <text:p text:style-name="P30"><text:span text:style-name="T12">Acabou com sua inocência a respeito do pobre</text:span></text:p>
        </text:list-item>
      </text:list>
      <text:p text:style-name="P43"><text:span text:style-name="T8"/></text:p>
      <text:list xml:id="list213607167850197" text:continue-list="list213607047732761" text:style-name="Outline">
        <text:list-item>
          <text:list>
            <text:list-item>
              <text:h text:style-name="P18" text:outline-level="2">Juan luís Segundo</text:h>
            </text:list-item>
          </text:list>
        </text:list-item>
      </text:list>
      <text:p text:style-name="P46"><text:tab/><text:span text:style-name="T15">Há um esforço dos pensadores em conciliar a interdiscipliniscidade da teologia com a sociologia. Por que a sociologia? Pois ela é a precursora do movimento socialista. Já o teólogo acadêmico tem o foco na Hermenêutica, ou na interpretação.</text:span></text:p>
      <text:p text:style-name="P46"/>
      <text:p text:style-name="P45"><text:tab/>A teologia prática necessida do diálogo entre as disciplinas humanas, porém com imunidade as correntes político ideológicas. (Cruz + foice)</text:p>
      <text:p text:style-name="P45"/>
      <text:p text:style-name="P45">A cooperação da sociologia e as demais ciências humanas é necessária para a interpretação da realidade. Porém a sociologia não fornece resultados objetivos que diritem o agir pastoral da igreja. Ela não é apenas uma ciência auxiliar que serve a missão da igreja. Segundo opta por uma ciência auxiliar que serve a missão da Igreja. Segundo opta por uma ciência auxiliar que serve a missão critiacamente revisada da sociologia maxista como parceira da teologia que fornece um instrumento de análise para detectar a infiltração de ideologias econômicas e políticas na doutrina da igreja.</text:p>
      <text:p text:style-name="P45"/>
      <text:p text:style-name="P45"/>
      <text:p text:style-name="P45"/>
      <text:list xml:id="list213606083826580" text:continue-numbering="true" text:style-name="Outline">
        <text:list-item>
          <text:h text:style-name="P14" text:outline-level="1"><text:soft-page-break/>Corpus Cristh – A mente de Cristo para igreja</text:h>
        </text:list-item>
      </text:list>
      <text:p text:style-name="P45"><text:tab/>O Deus que muitos de nós adoramos é religioso demais. Aparentemente nós achamos que ele só se interessa por livros, edifícios e cerimônias religiosas. Mas não é assim. Ele se preocupa conosco, nosso lar, nossa família e amigos, nosso trabalho e lazer, nossa cidadania e comunidade. Assim a soerania de Deus estende-se a ambos os lados e a todas as áreas da nossa vida. Nós não devemos marginalizar Deus ou tentar espreme-lo para fora da nossa vida não religiosa.</text:p>
      <text:p text:style-name="P45"/>
      <text:p text:style-name="P45">“A avaliação crítica da vida da igreja com base nas Boas-Novas de amos de Deus revelados em Jesus Cristo e pelo uso das “artes e ciências humanas” para dar forma e estruturar a prática atual”</text:p>
      <text:p text:style-name="P45">Essa definição indica a relação íntima entre a teologia e as “artes e ciências humanas”. Também sugere que a ação da igreja seja o começo e o término da reflexão teológica prática.</text:p>
      <text:p text:style-name="P45"/>
      <text:p text:style-name="P45">Quem vai comunicar esses valores ao público <text:span text:style-name="T16">artista.</text:span></text:p>
      <text:p text:style-name="P45"/>
      <text:p text:style-name="P47">“Quem conheceu a mente do Senhor para que possa instruí-lo?” Nós, porém, temos a mente <text:s/>de Cristo.</text:p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1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9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7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1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8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20:07:10.478470117</meta:creation-date>
    <dc:title>CTM</dc:title>
    <meta:editing-duration>PT19M30S</meta:editing-duration>
    <meta:editing-cycles>7</meta:editing-cycles>
    <meta:generator>LibreOffice/6.4.7.2$Linux_X86_64 LibreOffice_project/40$Build-2</meta:generator>
    <dc:date>2021-10-13T21:36:05.623681213</dc:date>
    <meta:document-statistic meta:table-count="0" meta:image-count="5" meta:object-count="0" meta:page-count="11" meta:paragraph-count="105" meta:word-count="1563" meta:character-count="9273" meta:non-whitespace-character-count="7814"/>
    <meta:template xlink:type="simple" xlink:actuate="onRequest" xlink:title="CTM" xlink:href="../../../../../Templates/CTM.ott" meta:date="2021-10-06T20:07:09.178561034"/>
  </office:meta>
</office:document-meta>
</file>